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1.2811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lignment before DIY update</text:p>
          </table:table-cell>
          <table:table-cell table:style-name="ce6" office:value-type="float" office:value="3">
            <text:p>3.00</text:p>
          </table:table-cell>
          <table:table-cell table:style-name="ce11" office:value-type="string">
            <text:p>fixed alignment of changes assigned to gagan and deepika and committed it to cvc and created a doc file of all the changes that i had mad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Clients issue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analyze the problem that client was facing during the publish process and reproduce 9 scenarios in my local system and mailed all the 9 scenarios with error message and submit it to snehal.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DIY update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updated file by file all controllers,helpers,models,views on DIY .there was a problem when i have updated models folder and so i have updated the old model folder to keep the server start.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testing on DIY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tested all the issues on DIY server after update and solved the normal issues that occours as a result of DIY update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20:1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24T20:10:00</dc:date>
    <meta:editing-cycles>237</meta:editing-cycles>
    <meta:editing-duration>P25DT17H16M43S</meta:editing-duration>
    <meta:generator>BrOffice.org/3.3$Linux OpenOffice.org_project/330m20$Build-9567</meta:generator>
    <meta:document-statistic meta:table-count="1" meta:cell-count="21" meta:object-count="0"/>
  </office:meta>
</office:document-meta>
</file>